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d793" officeooo:paragraph-rsid="0016d793"/>
    </style:style>
    <style:style style:name="P2" style:family="paragraph" style:parent-style-name="Standard">
      <style:text-properties officeooo:rsid="0018b090" officeooo:paragraph-rsid="0018b090"/>
    </style:style>
    <style:style style:name="P3" style:family="paragraph" style:parent-style-name="Standard">
      <style:text-properties officeooo:rsid="001911f3" officeooo:paragraph-rsid="001911f3"/>
    </style:style>
    <style:style style:name="T1" style:family="text">
      <style:text-properties officeooo:rsid="0018b090"/>
    </style:style>
    <style:style style:name="T2" style:family="text">
      <style:text-properties officeooo:rsid="001915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éthode Scrum: ce n’est pas trop une méthode <text:s/>mais plutôt un cadre méthodologique.</text:p>
      <text:p text:style-name="P1">C’est la méthode agile la plus utilisée dans le monde.</text:p>
      <text:p text:style-name="P1"/>
      <text:p text:style-name="P1">Méthode agile :</text:p>
      <text:p text:style-name="P1"/>
      <text:p text:style-name="P1">12 principes :</text:p>
      <text:p text:style-name="P1"/>
      <text:p text:style-name="P1">-Satisfaire le client en priorité.</text:p>
      <text:p text:style-name="P1">-accueillir favorablement les demandes de changement.</text:p>
      <text:p text:style-name="P1">-<text:span text:style-name="T1">Livrer le plus souvent possible des versions opérationnelles de l’application.</text:span></text:p>
      <text:p text:style-name="P1">-<text:span text:style-name="T1">Assurer une coopération permanente entre le client et l’équipe projet</text:span></text:p>
      <text:p text:style-name="P1">-<text:span text:style-name="T2">Construire des projets autour de personnes motivées</text:span></text:p>
      <text:p text:style-name="P1">-<text:span text:style-name="T2">Privilégier la conversation en face en face</text:span></text:p>
      <text:p text:style-name="P1"/>
      <text:p text:style-name="P1"/>
      <text:p text:style-name="P1"/>
      <text:p text:style-name="P1"/>
      <text:p text:style-name="P1"/>
      <text:p text:style-name="P2">Méthode waterfall:opposé de la méthodologie agile :</text:p>
      <text:p text:style-name="P2"/>
      <text:p text:style-name="P2">Dès qu’une étape est terminée l’équipe passe à l’étape suivante, pas ou peu de retour en arriere possible, on avance naturellement jusqu’à atteindre l’objectif fixé.</text:p>
      <text:p text:style-name="P2"/>
      <text:p text:style-name="P3">Cette méthode consiste à suivre une liste d’étapes prédéfinies : cela se décline en six étapes :</text:p>
      <text:p text:style-name="P3"/>
      <text:p text:style-name="P3">-Exigences(analyses des besoins du donneur d’ordre</text:p>
      <text:p text:style-name="P3">-conception</text:p>
      <text:p text:style-name="P3">-planning</text:p>
      <text:p text:style-name="P3">-Mise en œuvre</text:p>
      <text:p text:style-name="P3">-Vérification</text:p>
      <text:p text:style-name="P3">-Maintenance</text:p>
      <text:p text:style-name="P3"/>
      <text:p text:style-name="P3">Approche logique qui vise à créer le meilleur produit possibl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4T14:24:20.052000000</meta:creation-date>
    <dc:date>2020-02-04T17:03:02.669000000</dc:date>
    <meta:editing-duration>PT1H40M1S</meta:editing-duration>
    <meta:editing-cycles>1</meta:editing-cycles>
    <meta:document-statistic meta:table-count="0" meta:image-count="0" meta:object-count="0" meta:page-count="1" meta:paragraph-count="20" meta:word-count="146" meta:character-count="981" meta:non-whitespace-character-count="854"/>
    <meta:generator>LibreOffice/6.3.4.2$Windows_x86 LibreOffice_project/60da17e045e08f1793c57c00ba83cdfce946d0aa</meta:generator>
  </office:meta>
</office:document-meta>
</file>